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946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20">
      <style:table-cell-properties fo:border="0.74pt solid #000000"/>
    </style:style>
    <style:style style:name="ce3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otal-ssd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SSDL</text:p>
          </table:table-cell>
          <table:table-cell office:value-type="string" calcext:value-type="string">
            <text:p>EQ_SSDL</text:p>
          </table:table-cell>
          <table:table-cell table:style-name="ce1" office:value-type="string" calcext:value-type="string">
            <text:p>NEQ_SSDL</text:p>
          </table:table-cell>
          <table:table-cell table:style-name="ce1" office:value-type="string" calcext:value-type="string">
            <text:p>DTM_autoEq(s)</text:p>
          </table:table-cell>
          <table:table-cell table:style-name="ce1" office:value-type="string" calcext:value-type="string">
            <text:p>DTM_autoEq(m)</text:p>
          </table:table-cell>
          <table:table-cell table:style-name="ce1" office:value-type="string" calcext:value-type="string">
            <text:p>DTM_autoEq(h)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B2]-[.C2]" office:value-type="float" office:value="41" calcext:value-type="float">
            <text:p>41</text:p>
          </table:table-cell>
          <table:table-cell table:formula="of:=[.C2]*306.55+[.D2]*36.57" office:value-type="float" office:value="2725.57" calcext:value-type="float">
            <text:p>2725,6</text:p>
          </table:table-cell>
          <table:table-cell table:formula="of:=[.E2]/60" office:value-type="float" office:value="45.4261666666667" calcext:value-type="float">
            <text:p>45,4</text:p>
          </table:table-cell>
          <table:table-cell table:formula="of:=[.F2]/60" office:value-type="float" office:value="0.757102777777778" calcext:value-type="float">
            <text:p>0,8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11" calcext:value-type="float">
            <text:p>11</text:p>
          </table:table-cell>
          <table:table-cell table:formula="of:=[.C3]*306.55+[.D3]*36.57" office:value-type="float" office:value="402.27" calcext:value-type="float">
            <text:p>402,3</text:p>
          </table:table-cell>
          <table:table-cell table:formula="of:=[.E3]/60" office:value-type="float" office:value="6.7045" calcext:value-type="float">
            <text:p>6,7</text:p>
          </table:table-cell>
          <table:table-cell table:formula="of:=[.F3]/60" office:value-type="float" office:value="0.111741666666667" calcext:value-type="float">
            <text:p>0,1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B4]-[.C4]" office:value-type="float" office:value="33" calcext:value-type="float">
            <text:p>33</text:p>
          </table:table-cell>
          <table:table-cell table:formula="of:=[.C4]*306.55+[.D4]*36.57" office:value-type="float" office:value="2126.46" calcext:value-type="float">
            <text:p>2126,5</text:p>
          </table:table-cell>
          <table:table-cell table:formula="of:=[.E4]/60" office:value-type="float" office:value="35.441" calcext:value-type="float">
            <text:p>35,4</text:p>
          </table:table-cell>
          <table:table-cell table:formula="of:=[.F4]/60" office:value-type="float" office:value="0.590683333333333" calcext:value-type="float">
            <text:p>0,6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5]-[.C5]" office:value-type="float" office:value="4" calcext:value-type="float">
            <text:p>4</text:p>
          </table:table-cell>
          <table:table-cell table:formula="of:=[.C5]*306.55+[.D5]*36.57" office:value-type="float" office:value="759.38" calcext:value-type="float">
            <text:p>759,4</text:p>
          </table:table-cell>
          <table:table-cell table:formula="of:=[.E5]/60" office:value-type="float" office:value="12.6563333333333" calcext:value-type="float">
            <text:p>12,7</text:p>
          </table:table-cell>
          <table:table-cell table:formula="of:=[.F5]/60" office:value-type="float" office:value="0.210938888888889" calcext:value-type="float">
            <text:p>0,2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8" calcext:value-type="float">
            <text:p>8</text:p>
          </table:table-cell>
          <table:table-cell table:formula="of:=[.C6]*306.55+[.D6]*36.57" office:value-type="float" office:value="292.56" calcext:value-type="float">
            <text:p>292,6</text:p>
          </table:table-cell>
          <table:table-cell table:formula="of:=[.E6]/60" office:value-type="float" office:value="4.876" calcext:value-type="float">
            <text:p>4,9</text:p>
          </table:table-cell>
          <table:table-cell table:formula="of:=[.F6]/60" office:value-type="float" office:value="0.0812666666666667" calcext:value-type="float">
            <text:p>0,1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7" calcext:value-type="float">
            <text:p>7</text:p>
          </table:table-cell>
          <table:table-cell table:formula="of:=[.C7]*306.55+[.D7]*36.57" office:value-type="float" office:value="255.99" calcext:value-type="float">
            <text:p>256,0</text:p>
          </table:table-cell>
          <table:table-cell table:formula="of:=[.E7]/60" office:value-type="float" office:value="4.2665" calcext:value-type="float">
            <text:p>4,3</text:p>
          </table:table-cell>
          <table:table-cell table:formula="of:=[.F7]/60" office:value-type="float" office:value="0.071108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8]-[.C8]" office:value-type="float" office:value="88" calcext:value-type="float">
            <text:p>88</text:p>
          </table:table-cell>
          <table:table-cell table:formula="of:=[.C8]*306.55+[.D8]*36.57" office:value-type="float" office:value="3524.71" calcext:value-type="float">
            <text:p>3524,7</text:p>
          </table:table-cell>
          <table:table-cell table:formula="of:=[.E8]/60" office:value-type="float" office:value="58.7451666666667" calcext:value-type="float">
            <text:p>58,7</text:p>
          </table:table-cell>
          <table:table-cell table:formula="of:=[.F8]/60" office:value-type="float" office:value="0.979086111111111" calcext:value-type="float">
            <text:p>1,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15" calcext:value-type="float">
            <text:p>15</text:p>
          </table:table-cell>
          <table:table-cell table:formula="of:=[.C9]*306.55+[.D9]*36.57" office:value-type="float" office:value="548.55" calcext:value-type="float">
            <text:p>548,6</text:p>
          </table:table-cell>
          <table:table-cell table:formula="of:=[.E9]/60" office:value-type="float" office:value="9.1425" calcext:value-type="float">
            <text:p>9,1</text:p>
          </table:table-cell>
          <table:table-cell table:formula="of:=[.F9]/60" office:value-type="float" office:value="0.152375" calcext:value-type="float">
            <text:p>0,2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7" calcext:value-type="float">
            <text:p>7</text:p>
          </table:table-cell>
          <table:table-cell table:formula="of:=[.C10]*306.55+[.D10]*36.57" office:value-type="float" office:value="255.99" calcext:value-type="float">
            <text:p>256,0</text:p>
          </table:table-cell>
          <table:table-cell table:formula="of:=[.E10]/60" office:value-type="float" office:value="4.2665" calcext:value-type="float">
            <text:p>4,3</text:p>
          </table:table-cell>
          <table:table-cell table:formula="of:=[.F10]/60" office:value-type="float" office:value="0.071108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1]-[.C11]" office:value-type="float" office:value="5" calcext:value-type="float">
            <text:p>5</text:p>
          </table:table-cell>
          <table:table-cell table:formula="of:=[.C11]*306.55+[.D11]*36.57" office:value-type="float" office:value="182.85" calcext:value-type="float">
            <text:p>182,9</text:p>
          </table:table-cell>
          <table:table-cell table:formula="of:=[.E11]/60" office:value-type="float" office:value="3.0475" calcext:value-type="float">
            <text:p>3,0</text:p>
          </table:table-cell>
          <table:table-cell table:formula="of:=[.F11]/60" office:value-type="float" office:value="0.0507916666666667" calcext:value-type="float">
            <text:p>0,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24" calcext:value-type="float">
            <text:p>24</text:p>
          </table:table-cell>
          <table:table-cell table:formula="of:=[.C12]*306.55+[.D12]*36.57" office:value-type="float" office:value="877.68" calcext:value-type="float">
            <text:p>877,7</text:p>
          </table:table-cell>
          <table:table-cell table:formula="of:=[.E12]/60" office:value-type="float" office:value="14.628" calcext:value-type="float">
            <text:p>14,6</text:p>
          </table:table-cell>
          <table:table-cell table:formula="of:=[.F12]/60" office:value-type="float" office:value="0.2438" calcext:value-type="float">
            <text:p>0,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13]-[.C13]" office:value-type="float" office:value="36" calcext:value-type="float">
            <text:p>36</text:p>
          </table:table-cell>
          <table:table-cell table:formula="of:=[.C13]*306.55+[.D13]*36.57" office:value-type="float" office:value="1929.62" calcext:value-type="float">
            <text:p>1929,6</text:p>
          </table:table-cell>
          <table:table-cell table:formula="of:=[.E13]/60" office:value-type="float" office:value="32.1603333333333" calcext:value-type="float">
            <text:p>32,2</text:p>
          </table:table-cell>
          <table:table-cell table:formula="of:=[.F13]/60" office:value-type="float" office:value="0.536005555555556" calcext:value-type="float">
            <text:p>0,5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13" calcext:value-type="float">
            <text:p>13</text:p>
          </table:table-cell>
          <table:table-cell table:formula="of:=[.C14]*306.55+[.D14]*36.57" office:value-type="float" office:value="475.41" calcext:value-type="float">
            <text:p>475,4</text:p>
          </table:table-cell>
          <table:table-cell table:formula="of:=[.E14]/60" office:value-type="float" office:value="7.9235" calcext:value-type="float">
            <text:p>7,9</text:p>
          </table:table-cell>
          <table:table-cell table:formula="of:=[.F14]/60" office:value-type="float" office:value="0.132058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15]-[.C15]" office:value-type="float" office:value="31" calcext:value-type="float">
            <text:p>31</text:p>
          </table:table-cell>
          <table:table-cell table:formula="of:=[.C15]*306.55+[.D15]*36.57" office:value-type="float" office:value="1440.22" calcext:value-type="float">
            <text:p>1440,2</text:p>
          </table:table-cell>
          <table:table-cell table:formula="of:=[.E15]/60" office:value-type="float" office:value="24.0036666666667" calcext:value-type="float">
            <text:p>24,0</text:p>
          </table:table-cell>
          <table:table-cell table:formula="of:=[.F15]/60" office:value-type="float" office:value="0.400061111111111" calcext:value-type="float">
            <text:p>0,4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7" calcext:value-type="float">
            <text:p>7</text:p>
          </table:table-cell>
          <table:table-cell table:formula="of:=[.C16]*306.55+[.D16]*36.57" office:value-type="float" office:value="255.99" calcext:value-type="float">
            <text:p>256,0</text:p>
          </table:table-cell>
          <table:table-cell table:formula="of:=[.E16]/60" office:value-type="float" office:value="4.2665" calcext:value-type="float">
            <text:p>4,3</text:p>
          </table:table-cell>
          <table:table-cell table:formula="of:=[.F16]/60" office:value-type="float" office:value="0.071108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17]-[.C17]" office:value-type="float" office:value="33" calcext:value-type="float">
            <text:p>33</text:p>
          </table:table-cell>
          <table:table-cell table:formula="of:=[.C17]*306.55+[.D17]*36.57" office:value-type="float" office:value="2433.01" calcext:value-type="float">
            <text:p>2433,0</text:p>
          </table:table-cell>
          <table:table-cell table:formula="of:=[.E17]/60" office:value-type="float" office:value="40.5501666666667" calcext:value-type="float">
            <text:p>40,6</text:p>
          </table:table-cell>
          <table:table-cell table:formula="of:=[.F17]/60" office:value-type="float" office:value="0.675836111111111" calcext:value-type="float">
            <text:p>0,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18]-[.C18]" office:value-type="float" office:value="23" calcext:value-type="float">
            <text:p>23</text:p>
          </table:table-cell>
          <table:table-cell table:formula="of:=[.C18]*306.55+[.D18]*36.57" office:value-type="float" office:value="841.11" calcext:value-type="float">
            <text:p>841,1</text:p>
          </table:table-cell>
          <table:table-cell table:formula="of:=[.E18]/60" office:value-type="float" office:value="14.0185" calcext:value-type="float">
            <text:p>14,0</text:p>
          </table:table-cell>
          <table:table-cell table:formula="of:=[.F18]/60" office:value-type="float" office:value="0.233641666666667" calcext:value-type="float">
            <text:p>0,2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9]-[.C19]" office:value-type="float" office:value="7" calcext:value-type="float">
            <text:p>7</text:p>
          </table:table-cell>
          <table:table-cell table:formula="of:=[.C19]*306.55+[.D19]*36.57" office:value-type="float" office:value="255.99" calcext:value-type="float">
            <text:p>256,0</text:p>
          </table:table-cell>
          <table:table-cell table:formula="of:=[.E19]/60" office:value-type="float" office:value="4.2665" calcext:value-type="float">
            <text:p>4,3</text:p>
          </table:table-cell>
          <table:table-cell table:formula="of:=[.F19]/60" office:value-type="float" office:value="0.071108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0]-[.C20]" office:value-type="float" office:value="7" calcext:value-type="float">
            <text:p>7</text:p>
          </table:table-cell>
          <table:table-cell table:formula="of:=[.C20]*306.55+[.D20]*36.57" office:value-type="float" office:value="255.99" calcext:value-type="float">
            <text:p>256,0</text:p>
          </table:table-cell>
          <table:table-cell table:formula="of:=[.E20]/60" office:value-type="float" office:value="4.2665" calcext:value-type="float">
            <text:p>4,3</text:p>
          </table:table-cell>
          <table:table-cell table:formula="of:=[.F20]/60" office:value-type="float" office:value="0.0711083333333333" calcext:value-type="float">
            <text:p>0,1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[.B21]-[.C21]" office:value-type="float" office:value="128" calcext:value-type="float">
            <text:p>128</text:p>
          </table:table-cell>
          <table:table-cell table:formula="of:=[.C21]*306.55+[.D21]*36.57" office:value-type="float" office:value="7133.36" calcext:value-type="float">
            <text:p>7133,4</text:p>
          </table:table-cell>
          <table:table-cell table:formula="of:=[.E21]/60" office:value-type="float" office:value="118.889333333333" calcext:value-type="float">
            <text:p>118,9</text:p>
          </table:table-cell>
          <table:table-cell table:formula="of:=[.F21]/60" office:value-type="float" office:value="1.98148888888889" calcext:value-type="float">
            <text:p>2,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9" calcext:value-type="float">
            <text:p>9</text:p>
          </table:table-cell>
          <table:table-cell table:formula="of:=[.C22]*306.55+[.D22]*36.57" office:value-type="float" office:value="329.13" calcext:value-type="float">
            <text:p>329,1</text:p>
          </table:table-cell>
          <table:table-cell table:formula="of:=[.E22]/60" office:value-type="float" office:value="5.4855" calcext:value-type="float">
            <text:p>5,5</text:p>
          </table:table-cell>
          <table:table-cell table:formula="of:=[.F22]/60" office:value-type="float" office:value="0.091425" calcext:value-type="float">
            <text:p>0,1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3]-[.C23]" office:value-type="float" office:value="24" calcext:value-type="float">
            <text:p>24</text:p>
          </table:table-cell>
          <table:table-cell table:formula="of:=[.C23]*306.55+[.D23]*36.57" office:value-type="float" office:value="1184.23" calcext:value-type="float">
            <text:p>1184,2</text:p>
          </table:table-cell>
          <table:table-cell table:formula="of:=[.E23]/60" office:value-type="float" office:value="19.7371666666667" calcext:value-type="float">
            <text:p>19,7</text:p>
          </table:table-cell>
          <table:table-cell table:formula="of:=[.F23]/60" office:value-type="float" office:value="0.328952777777778" calcext:value-type="float">
            <text:p>0,3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table:formula="of:=[.B24]-[.C24]" office:value-type="float" office:value="203" calcext:value-type="float">
            <text:p>203</text:p>
          </table:table-cell>
          <table:table-cell table:formula="of:=[.C24]*306.55+[.D24]*36.57" office:value-type="float" office:value="14780.91" calcext:value-type="float">
            <text:p>14780,9</text:p>
          </table:table-cell>
          <table:table-cell table:formula="of:=[.E24]/60" office:value-type="float" office:value="246.3485" calcext:value-type="float">
            <text:p>246,3</text:p>
          </table:table-cell>
          <table:table-cell table:formula="of:=[.F24]/60" office:value-type="float" office:value="4.10580833333333" calcext:value-type="float">
            <text:p>4,1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table:formula="of:=[.B25]-[.C25]" office:value-type="float" office:value="204" calcext:value-type="float">
            <text:p>204</text:p>
          </table:table-cell>
          <table:table-cell table:formula="of:=[.C25]*306.55+[.D25]*36.57" office:value-type="float" office:value="16043.68" calcext:value-type="float">
            <text:p>16043,7</text:p>
          </table:table-cell>
          <table:table-cell table:formula="of:=[.E25]/60" office:value-type="float" office:value="267.394666666667" calcext:value-type="float">
            <text:p>267,4</text:p>
          </table:table-cell>
          <table:table-cell table:formula="of:=[.F25]/60" office:value-type="float" office:value="4.45657777777778" calcext:value-type="float">
            <text:p>4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B26]-[.C26]" office:value-type="float" office:value="47" calcext:value-type="float">
            <text:p>47</text:p>
          </table:table-cell>
          <table:table-cell table:formula="of:=[.C26]*306.55+[.D26]*36.57" office:value-type="float" office:value="2944.99" calcext:value-type="float">
            <text:p>2945,0</text:p>
          </table:table-cell>
          <table:table-cell table:formula="of:=[.E26]/60" office:value-type="float" office:value="49.0831666666667" calcext:value-type="float">
            <text:p>49,1</text:p>
          </table:table-cell>
          <table:table-cell table:formula="of:=[.F26]/60" office:value-type="float" office:value="0.818052777777778" calcext:value-type="float">
            <text:p>0,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22" calcext:value-type="float">
            <text:p>22</text:p>
          </table:table-cell>
          <table:table-cell table:formula="of:=[.C27]*306.55+[.D27]*36.57" office:value-type="float" office:value="804.54" calcext:value-type="float">
            <text:p>804,5</text:p>
          </table:table-cell>
          <table:table-cell table:formula="of:=[.E27]/60" office:value-type="float" office:value="13.409" calcext:value-type="float">
            <text:p>13,4</text:p>
          </table:table-cell>
          <table:table-cell table:formula="of:=[.F27]/60" office:value-type="float" office:value="0.223483333333333" calcext:value-type="float">
            <text:p>0,2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14" calcext:value-type="float">
            <text:p>14</text:p>
          </table:table-cell>
          <table:table-cell table:formula="of:=[.C28]*306.55+[.D28]*36.57" office:value-type="float" office:value="511.98" calcext:value-type="float">
            <text:p>512,0</text:p>
          </table:table-cell>
          <table:table-cell table:formula="of:=[.E28]/60" office:value-type="float" office:value="8.533" calcext:value-type="float">
            <text:p>8,5</text:p>
          </table:table-cell>
          <table:table-cell table:formula="of:=[.F28]/60" office:value-type="float" office:value="0.142216666666667" calcext:value-type="float">
            <text:p>0,1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29]-[.C29]" office:value-type="float" office:value="256" calcext:value-type="float">
            <text:p>256</text:p>
          </table:table-cell>
          <table:table-cell table:formula="of:=[.C29]*306.55+[.D29]*36.57" office:value-type="float" office:value="9361.92" calcext:value-type="float">
            <text:p>9361,9</text:p>
          </table:table-cell>
          <table:table-cell table:formula="of:=[.E29]/60" office:value-type="float" office:value="156.032" calcext:value-type="float">
            <text:p>156,0</text:p>
          </table:table-cell>
          <table:table-cell table:formula="of:=[.F29]/60" office:value-type="float" office:value="2.60053333333333" calcext:value-type="float">
            <text:p>2,6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formula="of:=[.B30]-[.C30]" office:value-type="float" office:value="132" calcext:value-type="float">
            <text:p>132</text:p>
          </table:table-cell>
          <table:table-cell table:formula="of:=[.C30]*306.55+[.D30]*36.57" office:value-type="float" office:value="9732.04" calcext:value-type="float">
            <text:p>9732,0</text:p>
          </table:table-cell>
          <table:table-cell table:formula="of:=[.E30]/60" office:value-type="float" office:value="162.200666666667" calcext:value-type="float">
            <text:p>162,2</text:p>
          </table:table-cell>
          <table:table-cell table:formula="of:=[.F30]/60" office:value-type="float" office:value="2.70334444444444" calcext:value-type="float">
            <text:p>2,7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[.B31]-[.C31]" office:value-type="float" office:value="117" calcext:value-type="float">
            <text:p>117</text:p>
          </table:table-cell>
          <table:table-cell table:formula="of:=[.C31]*306.55+[.D31]*36.57" office:value-type="float" office:value="12248.99" calcext:value-type="float">
            <text:p>12249,0</text:p>
          </table:table-cell>
          <table:table-cell table:formula="of:=[.E31]/60" office:value-type="float" office:value="204.149833333333" calcext:value-type="float">
            <text:p>204,1</text:p>
          </table:table-cell>
          <table:table-cell table:formula="of:=[.F31]/60" office:value-type="float" office:value="3.40249722222222" calcext:value-type="float">
            <text:p>3,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B32]-[.C32]" office:value-type="float" office:value="40" calcext:value-type="float">
            <text:p>40</text:p>
          </table:table-cell>
          <table:table-cell table:formula="of:=[.C32]*306.55+[.D32]*36.57" office:value-type="float" office:value="4221.75" calcext:value-type="float">
            <text:p>4221,8</text:p>
          </table:table-cell>
          <table:table-cell table:formula="of:=[.E32]/60" office:value-type="float" office:value="70.3625" calcext:value-type="float">
            <text:p>70,4</text:p>
          </table:table-cell>
          <table:table-cell table:formula="of:=[.F32]/60" office:value-type="float" office:value="1.17270833333333" calcext:value-type="float">
            <text:p>1,2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3]-[.C33]" office:value-type="float" office:value="15" calcext:value-type="float">
            <text:p>15</text:p>
          </table:table-cell>
          <table:table-cell table:formula="of:=[.C33]*306.55+[.D33]*36.57" office:value-type="float" office:value="1161.65" calcext:value-type="float">
            <text:p>1161,7</text:p>
          </table:table-cell>
          <table:table-cell table:formula="of:=[.E33]/60" office:value-type="float" office:value="19.3608333333333" calcext:value-type="float">
            <text:p>19,4</text:p>
          </table:table-cell>
          <table:table-cell table:formula="of:=[.F33]/60" office:value-type="float" office:value="0.322680555555556" calcext:value-type="float">
            <text:p>0,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4]-[.C34]" office:value-type="float" office:value="5" calcext:value-type="float">
            <text:p>5</text:p>
          </table:table-cell>
          <table:table-cell table:formula="of:=[.C34]*306.55+[.D34]*36.57" office:value-type="float" office:value="182.85" calcext:value-type="float">
            <text:p>182,9</text:p>
          </table:table-cell>
          <table:table-cell table:formula="of:=[.E34]/60" office:value-type="float" office:value="3.0475" calcext:value-type="float">
            <text:p>3,0</text:p>
          </table:table-cell>
          <table:table-cell table:formula="of:=[.F34]/60" office:value-type="float" office:value="0.0507916666666667" calcext:value-type="float">
            <text:p>0,1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B35]-[.C35]" office:value-type="float" office:value="42" calcext:value-type="float">
            <text:p>42</text:p>
          </table:table-cell>
          <table:table-cell table:formula="of:=[.C35]*306.55+[.D35]*36.57" office:value-type="float" office:value="2762.14" calcext:value-type="float">
            <text:p>2762,1</text:p>
          </table:table-cell>
          <table:table-cell table:formula="of:=[.E35]/60" office:value-type="float" office:value="46.0356666666667" calcext:value-type="float">
            <text:p>46,0</text:p>
          </table:table-cell>
          <table:table-cell table:formula="of:=[.F35]/60" office:value-type="float" office:value="0.767261111111111" calcext:value-type="float">
            <text:p>0,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36]-[.C36]" office:value-type="float" office:value="15" calcext:value-type="float">
            <text:p>15</text:p>
          </table:table-cell>
          <table:table-cell table:formula="of:=[.C36]*306.55+[.D36]*36.57" office:value-type="float" office:value="855.1" calcext:value-type="float">
            <text:p>855,1</text:p>
          </table:table-cell>
          <table:table-cell table:formula="of:=[.E36]/60" office:value-type="float" office:value="14.2516666666667" calcext:value-type="float">
            <text:p>14,3</text:p>
          </table:table-cell>
          <table:table-cell table:formula="of:=[.F36]/60" office:value-type="float" office:value="0.237527777777778" calcext:value-type="float">
            <text:p>0,2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B37]-[.C37]" office:value-type="float" office:value="126" calcext:value-type="float">
            <text:p>126</text:p>
          </table:table-cell>
          <table:table-cell table:formula="of:=[.C37]*306.55+[.D37]*36.57" office:value-type="float" office:value="4607.82" calcext:value-type="float">
            <text:p>4607,8</text:p>
          </table:table-cell>
          <table:table-cell table:formula="of:=[.E37]/60" office:value-type="float" office:value="76.797" calcext:value-type="float">
            <text:p>76,8</text:p>
          </table:table-cell>
          <table:table-cell table:formula="of:=[.F37]/60" office:value-type="float" office:value="1.27995" calcext:value-type="float">
            <text:p>1,3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38]-[.C38]" office:value-type="float" office:value="14" calcext:value-type="float">
            <text:p>14</text:p>
          </table:table-cell>
          <table:table-cell table:formula="of:=[.C38]*306.55+[.D38]*36.57" office:value-type="float" office:value="818.53" calcext:value-type="float">
            <text:p>818,5</text:p>
          </table:table-cell>
          <table:table-cell table:formula="of:=[.E38]/60" office:value-type="float" office:value="13.6421666666667" calcext:value-type="float">
            <text:p>13,6</text:p>
          </table:table-cell>
          <table:table-cell table:formula="of:=[.F38]/60" office:value-type="float" office:value="0.227369444444444" calcext:value-type="float">
            <text:p>0,2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39]-[.C39]" office:value-type="float" office:value="6" calcext:value-type="float">
            <text:p>6</text:p>
          </table:table-cell>
          <table:table-cell table:formula="of:=[.C39]*306.55+[.D39]*36.57" office:value-type="float" office:value="525.97" calcext:value-type="float">
            <text:p>526,0</text:p>
          </table:table-cell>
          <table:table-cell table:formula="of:=[.E39]/60" office:value-type="float" office:value="8.76616666666667" calcext:value-type="float">
            <text:p>8,8</text:p>
          </table:table-cell>
          <table:table-cell table:formula="of:=[.F39]/60" office:value-type="float" office:value="0.146102777777778" calcext:value-type="float">
            <text:p>0,1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B40]-[.C40]" office:value-type="float" office:value="97" calcext:value-type="float">
            <text:p>97</text:p>
          </table:table-cell>
          <table:table-cell table:formula="of:=[.C40]*306.55+[.D40]*36.57" office:value-type="float" office:value="4773.49" calcext:value-type="float">
            <text:p>4773,5</text:p>
          </table:table-cell>
          <table:table-cell table:formula="of:=[.E40]/60" office:value-type="float" office:value="79.5581666666667" calcext:value-type="float">
            <text:p>79,6</text:p>
          </table:table-cell>
          <table:table-cell table:formula="of:=[.F40]/60" office:value-type="float" office:value="1.32596944444444" calcext:value-type="float">
            <text:p>1,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2062" calcext:value-type="float">
            <text:p>2062</text:p>
          </table:table-cell>
          <table:table-cell table:formula="of:=SUM([.C2:.C40])" office:value-type="float" office:value="146" calcext:value-type="float">
            <text:p>146</text:p>
          </table:table-cell>
          <table:table-cell table:formula="of:=[.B41]-[.C41]" office:value-type="float" office:value="1916" calcext:value-type="float">
            <text:p>1916</text:p>
          </table:table-cell>
          <table:table-cell table:formula="of:=[.C41]*306.55+[.D41]*36.57" office:value-type="float" office:value="114824.42" calcext:value-type="float">
            <text:p>114824,4</text:p>
          </table:table-cell>
          <table:table-cell table:formula="of:=[.E41]/60" office:value-type="float" office:value="1913.74033333333" calcext:value-type="float">
            <text:p>1913,7</text:p>
          </table:table-cell>
          <table:table-cell table:formula="of:=[.F41]/60" office:value-type="float" office:value="31.8956722222222" calcext:value-type="float">
            <text:p>31,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40])" office:value-type="float" office:value="52.8717948717949" calcext:value-type="float">
            <text:p>52,9</text:p>
          </table:table-cell>
          <table:table-cell table:style-name="ce2" table:formula="of:=AVERAGE([.C2:.C40])" office:value-type="float" office:value="3.74358974358974" calcext:value-type="float">
            <text:p>3,7</text:p>
          </table:table-cell>
          <table:table-cell table:style-name="ce2" table:formula="of:=AVERAGE([.D2:.D40])" office:value-type="float" office:value="49.1282051282051" calcext:value-type="float">
            <text:p>49,1</text:p>
          </table:table-cell>
          <table:table-cell table:formula="of:=[.C42]*306.55+[.D42]*36.57" office:value-type="float" office:value="2944.2158974359" calcext:value-type="float">
            <text:p>2944,2</text:p>
          </table:table-cell>
          <table:table-cell table:formula="of:=AVERAGE([.F2:.F40])" office:value-type="float" office:value="49.070264957265" calcext:value-type="float">
            <text:p>49,1</text:p>
          </table:table-cell>
          <table:table-cell table:formula="of:=AVERAGE([.G2:.G40])" office:value-type="float" office:value="0.817837749287749" calcext:value-type="float">
            <text:p>0,8</text:p>
          </table:table-cell>
        </table:table-row>
        <table:table-row table:style-name="ro1">
          <table:table-cell office:value-type="string" calcext:value-type="string">
            <text:p>Desv. Pad</text:p>
          </table:table-cell>
          <table:table-cell table:style-name="ce2" table:formula="of:=STDEV([.B2:.B40])" office:value-type="float" office:value="67.9028638599129" calcext:value-type="float">
            <text:p>67,9</text:p>
          </table:table-cell>
          <table:table-cell table:style-name="ce2" table:formula="of:=STDEV([.C2:.C40])" office:value-type="float" office:value="7.25011052081984" calcext:value-type="float">
            <text:p>7,3</text:p>
          </table:table-cell>
          <table:table-cell table:style-name="ce2" table:formula="of:=STDEV([.D2:.D40])" office:value-type="float" office:value="62.9244239616398" calcext:value-type="float">
            <text:p>62,9</text:p>
          </table:table-cell>
          <table:table-cell table:formula="of:=[.C43]*306.55+[.D43]*36.57" office:value-type="float" office:value="4523.66756443449" calcext:value-type="float">
            <text:p>4523,7</text:p>
          </table:table-cell>
          <table:table-cell table:formula="of:=STDEV([.F2:.F40])" office:value-type="float" office:value="68.6116302316305" calcext:value-type="float">
            <text:p>68,6</text:p>
          </table:table-cell>
          <table:table-cell table:formula="of:=STDEV([.G2:.G40])" office:value-type="float" office:value="1.14352717052717" calcext:value-type="float">
            <text:p>1,1</text:p>
          </table:table-cell>
        </table:table-row>
      </table:table>
      <table:named-expressions/>
      <table:database-ranges>
        <table:database-range table:name="__Anonymous_Sheet_DB__0" table:target-range-address="'total-ssdl'.A1:'total-ssdl'.G2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09:19:48.507347247</dc:date>
    <meta:editing-duration>PT9H11M17S</meta:editing-duration>
    <meta:editing-cycles>12</meta:editing-cycles>
    <meta:generator>LibreOffice/24.2.7.2$Linux_X86_64 LibreOffice_project/420$Build-2</meta:generator>
    <meta:document-statistic meta:table-count="1" meta:cell-count="301" meta:object-count="0"/>
  </office:meta>
</office:document-meta>
</file>